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ubli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urability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2-29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office:value-type="string" calcext:value-type="string">
            <text:p>R2-29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ubscri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ur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odometry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6:51:55.369360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25:28.629925159</meta:creation-date>
    <dc:date>2019-07-08T16:52:29.900116417</dc:date>
    <meta:editing-duration>PT7M4S</meta:editing-duration>
    <meta:editing-cycles>7</meta:editing-cycles>
    <meta:generator>LibreOffice/6.0.7.3$Linux_X86_64 LibreOffice_project/00m0$Build-3</meta:generator>
    <meta:document-statistic meta:table-count="1" meta:cell-count="60" meta:object-count="0"/>
  </office:meta>
</office:document-meta>
</file>